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ecutionContext.Execu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tokenize( String s1 , String s2 )</text:p>
          </table:table-cell>
          <table:table-cell office:value-type="float" office:value="5">
            <text:p text:style-name="Table_20_Contents">5</text:p>
          </table:table-cell>
          <table:table-cell office:value-type="float" office:value="8">
            <text:p text:style-name="Table_20_Contents">8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PathContext.top( int 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tokenizeNCNam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CompilationContext.tokenize( String s1 , String s2 , String s3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3">
            <text:p text:style-name="Table_20_Contents">13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PathContext.backtrack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ilationContext.addStep( boolean deep , boolean attr , QName name , Step step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tep.match( QName nam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CompilationContext.getAnyQ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tep.isWi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tokenizeQName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ilationContext.tokenizeQuotedUri(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CompilationContext.compile( String exp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CompilationContext.parseWhitespac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XPathCompileException.XPathCompileException( XmlError er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computeBacktrack( Step steps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9">
            <text:p text:style-name="Table_20_Contents">39</text:p>
          </table:table-cell>
          <table:table-cell office:value-type="float" office:value="70">
            <text:p text:style-name="Table_20_Contents">70</text:p>
          </table:table-cell>
        </table:table-row>
        <table:table-row>
          <table:table-cell office:value-type="string">
            <text:p text:style-name="Table_20_Contents">CompilationContext.CompilationContext( Map namespaces , String currentNodeVar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CompilationContext.isNCName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ationContext.processNonXpathDec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athContext.attr( QName 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tokenizePath( ArrayList path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CompilationContext.lookupPrefix( String prefix )</text:p>
          </table:table-cell>
          <table:table-cell office:value-type="float" office:value="9">
            <text:p text:style-name="Table_20_Contents">9</text:p>
          </table:table-cell>
          <table:table-cell office:value-type="float" office:value="0">
            <text:p text:style-name="Table_20_Contents">0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XPath.compileXPath( String x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text.init( Step step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ationContext.isNC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PathContext.en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attr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XPath.XPath( Selector selector , boolean sawDeepDo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CompilationContext.currCh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ecutionContext.element( QName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ExecutionContex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elector.Selector( Step [ ] path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thContext.element( QName name )</text:p>
          </table:table-cell>
          <table:table-cell office:value-type="float" office:value="10">
            <text:p text:style-name="Table_20_Contents">10</text:p>
          </table:table-cell>
          <table:table-cell office:value-type="float" office:value="8">
            <text:p text:style-name="Table_20_Contents">8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XPath.compileXPath( String xpath , String currentNodeVa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isWhite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Path.compileXPath( String xpath , String currentNodeVar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ationContext.tokenizeSteps( )</text:p>
          </table:table-cell>
          <table:table-cell office:value-type="float" office:value="18">
            <text:p text:style-name="Table_20_Contents">18</text:p>
          </table:table-cell>
          <table:table-cell office:value-type="float" office:value="6">
            <text:p text:style-name="Table_20_Contents">6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PathContext.Path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startsWith( String s ,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athContext.start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CompilationContext.advance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6">
            <text:p text:style-name="Table_20_Contents">16</text:p>
          </table:table-cell>
          <table:table-cell office:value-type="float" office:value="19">
            <text:p text:style-name="Table_20_Contents">19</text:p>
          </table:table-cell>
        </table:table-row>
        <table:table-row>
          <table:table-cell office:value-type="string">
            <text:p text:style-name="Table_20_Contents">CompilationContext.startsWith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advance( int cou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ationContext.currChar( int offse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CompilationContext.tokenizeSelecto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XPath.compileXPath( String xpath , Map namespac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tokenizeXPath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7">
            <text:p text:style-name="Table_20_Contents">7</text:p>
          </table:table-cell>
          <table:table-cell office:value-type="float" office:value="61">
            <text:p text:style-name="Table_20_Contents">61</text:p>
          </table:table-cell>
        </table:table-row>
        <table:table-row>
          <table:table-cell office:value-type="string">
            <text:p text:style-name="Table_20_Contents">CompilationContext.tokenize( String 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CompilationContext.tokenize( String s1 , String s2 , String s3 , String s4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6">
            <text:p text:style-name="Table_20_Contents">16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ExecutionContext.init( XPath xpath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tep.Step( boolean deep , boolean attr , QName nam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XPath.sawDeepDo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mpilationContext.isWhitespace( int offset )</text:p>
          </table:table-cell>
          <table:table-cell office:value-type="float" office:value="4">
            <text:p text:style-name="Table_20_Contents">4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ExecutionContext.end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ompilationContext.newError( String ms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